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Ctl Conf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yuzhe </meta:initial-creator>
    <meta:creation-date>2013-06-20T08:51:54</meta:creation-date>
    <dc:date>2013-06-20T08:52:22</dc:date>
    <dc:creator>luyuzhe 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4.0.3.3$Linux_X86_64 LibreOffice_project/0eaa50a932c8f2199a615e1eb30f7ac74279539</meta:generator>
  </office:meta>
</office:document-meta>
</file>